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200000268000001A96331E28E.eps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ookman Old Style1" svg:font-family="'Bookman Old Style', serif"/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style style:name="P2" style:family="paragraph" style:parent-style-name="Normal_20__28_Web_29_">
      <style:paragraph-properties fo:margin-left="0.5in" fo:margin-right="0.5in" fo:margin-top="0.1945in" fo:margin-bottom="0in" fo:text-indent="0in" style:auto-text-indent="false"/>
    </style:style>
    <style:style style:name="P3" style:family="paragraph" style:parent-style-name="Normal_20__28_Web_29_">
      <style:paragraph-properties fo:margin-left="0.5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4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5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/>
      <style:text-properties style:font-name="Franklin Gothic Demi" fo:font-size="13.5pt" style:font-size-asian="13.5pt" style:font-size-complex="13.5pt"/>
    </style:style>
    <style:style style:name="P6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</style:style>
    <style:style style:name="P7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 fo:break-before="page"/>
      <style:text-properties style:font-name="Franklin Gothic Demi" fo:font-size="13.5pt" style:font-size-asian="13.5pt" style:font-size-complex="13.5pt"/>
    </style:style>
    <style:style style:name="P8" style:family="paragraph" style:parent-style-name="Normal_20__28_Web_29_">
      <style:paragraph-properties fo:margin-left="0.5in" fo:margin-right="0.5in" fo:margin-top="0.1902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9" style:family="paragraph" style:parent-style-name="Normal_20__28_Web_29_">
      <style:paragraph-properties fo:margin-top="0.1945in" fo:margin-bottom="0in"/>
    </style:style>
    <style:style style:name="P10" style:family="paragraph" style:parent-style-name="Normal_20__28_Web_29_">
      <style:paragraph-properties fo:margin-top="0.1945in" fo:margin-bottom="0in" fo:text-align="center" style:justify-single-word="false"/>
    </style:style>
    <style:style style:name="P11" style:family="paragraph" style:parent-style-name="Normal_20__28_Web_29_">
      <style:paragraph-properties fo:margin-top="0.1945in" fo:margin-bottom="0in" fo:text-align="center" style:justify-single-word="false"/>
      <style:text-properties style:font-name="Franklin Gothic Heavy" fo:font-size="18pt" style:font-size-asian="18pt" style:font-size-complex="18pt"/>
    </style:style>
    <style:style style:name="P12" style:family="paragraph" style:parent-style-name="Normal_20__28_Web_29_">
      <style:paragraph-properties fo:margin-top="0.1945in" fo:margin-bottom="0in" fo:text-align="center" style:justify-single-word="false" fo:break-before="page"/>
      <style:text-properties style:font-name="Franklin Gothic Heavy" fo:font-size="18pt" style:font-size-asian="18pt" style:font-size-complex="18pt"/>
    </style:style>
    <style:style style:name="P13" style:family="paragraph" style:parent-style-name="Normal_20__28_Web_29_">
      <style:paragraph-properties fo:margin-left="3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14" style:family="paragraph" style:parent-style-name="Normal_20__28_Web_29_">
      <style:paragraph-properties fo:margin-left="2.1909in" fo:margin-right="0.1909in" fo:margin-top="0.1945in" fo:margin-bottom="0in" fo:text-indent="0in" style:auto-text-indent="false">
        <style:tab-stops>
          <style:tab-stop style:position="5.1252in"/>
        </style:tab-stops>
      </style:paragraph-properties>
    </style:style>
    <style:style style:name="P15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16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style:font-size-asian="18pt" style:font-size-complex="18pt"/>
    </style:style>
    <style:style style:name="P17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Demi" fo:font-size="18pt" style:font-size-asian="18pt" style:font-size-complex="18pt"/>
    </style:style>
    <style:style style:name="P18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19" style:family="paragraph">
      <style:paragraph-properties style:writing-mode="lr-tb"/>
    </style:style>
    <style:style style:name="P20" style:family="paragraph">
      <style:paragraph-properties style:writing-mode="lr-tb"/>
      <style:text-properties style:font-name="Edwardian Script ITC" fo:font-size="48pt" fo:letter-spacing="0.0004in" style:font-name-asian="Edwardian Script ITC" style:font-name-complex="Edwardian Script ITC"/>
    </style:style>
    <style:style style:name="T1" style:family="text">
      <style:text-properties style:font-name="Bookman Old Style" fo:font-size="11pt" style:font-size-asian="11pt" style:font-size-complex="11pt"/>
    </style:style>
    <style:style style:name="T2" style:family="text">
      <style:text-properties style:font-name="Bookman Old Style"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style:font-name="Bookman Old Style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font-name="Baskerville Old Face" fo:font-size="11pt" style:font-size-asian="11pt" style:font-size-complex="11pt"/>
    </style:style>
    <style:style style:name="T5" style:family="text">
      <style:text-properties style:font-name="Bookman Old Style1" fo:font-size="11pt"/>
    </style:style>
    <style:style style:name="T6" style:family="text">
      <style:text-properties style:font-name="Edwardian Script ITC" fo:font-size="48pt" fo:letter-spacing="0.0004in" style:font-name-asian="Edwardian Script ITC" style:font-name-complex="Edwardian Script ITC"/>
    </style:style>
    <style:style style:name="gr1" style:family="graphic">
      <style:graphic-properties draw:stroke="solid" svg:stroke-width="0.0102in" svg:stroke-color="#000000" draw:stroke-linejoin="miter" draw:fill="solid" draw:fill-color="#000000" draw:textarea-horizontal-align="center" draw:textarea-vertical-align="top" draw:auto-grow-height="false" draw:fit-to-size="false" fo:padding-top="0.0902in" fo:padding-bottom="0.0902in" fo:padding-left="0.1736in" fo:padding-right="0.1736in" fo:wrap-option="wrap" draw:shadow-color="#868686"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5"><draw:custom-shape text:anchor-type="char" draw:z-index="0" draw:style-name="gr1" draw:text-style-name="P20" svg:width="4.8378in" svg:height="1.6748in" svg:x="0.9535in" svg:y="0.1047in"><text:p text:style-name="P19"><text:span text:style-name="T6">Articles of Incorporation </text:span></text:p>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17"/>
      <text:p text:style-name="P17"/>
      <text:p text:style-name="P17"/>
      <text:p text:style-name="P17"/>
      <text:p text:style-name="P16">[onshow.company_name]</text:p>
      <text:p text:style-name="P5">Article I</text:p>
      <text:p text:style-name="P4">The name of the corporation is <text:bookmark text:name="CompanyName2"/>[onshow.company_name].</text:p>
      <text:p text:style-name="P5">Article II</text:p>
      <text:p text:style-name="P4">The name and address of the registered agent of the corporation is WyomingRegisteredAgent.com, Inc., 1621 Central Avenue, Cheyenne, Wyoming 82001.</text:p>
      <text:p text:style-name="P5">Article III</text:p>
      <text:p text:style-name="P6"><text:span text:style-name="T4">T</text:span><text:span text:style-name="T1">he principal office of the corporation is located at: 1621 Central Avenue, Cheyenne, Wyoming 82001.</text:span></text:p>
      <text:p text:style-name="P5">Article IV</text:p>
      <text:p text:style-name="P6"><text:span text:style-name="T1">The corporation will have the authority to issue </text:span><text:bookmark text:name="ClassShares"/><text:span text:style-name="T1">[onshow.num_shares] [onshow.share_class] Shares with </text:span><text:bookmark text:name="ParShares"/><text:span text:style-name="T1">[onshow.share_par] Par Value.</text:span></text:p>
      <text:p text:style-name="P5">Article V</text:p>
      <text:p text:style-name="P8">Neither the Board of Directors of the corporation nor the Officers of the corporation are liable under a judgment, decree or order of a court, or in any other manner, for a debt, obligation or liability of the corporation.</text:p>
      <text:p text:style-name="P7">Article VI</text:p>
      <text:p text:style-name="P5"><text:span text:style-name="T5">The corporation is a close corporation as defined in W.S. 17-17-103.</text:span> </text:p>
      <text:p text:style-name="P5"><text:bookmark-start text:name="Officers"/>Article VI<text:bookmark-end text:name="Officers"/>I</text:p>
      <text:p text:style-name="P4">The name and address of the incorporator of the corporation is WyomingRegisteredAgent.com, Inc., 1621 Central Avenue, Cheyenne, WY 82001.</text:p>
      <text:p text:style-name="P6"/>
      <text:p text:style-name="P14"><text:span text:style-name="T1">___________________________________<text:tab/></text:span><text:span text:style-name="T2"><text:date style:data-style-name="N116" text:date-value="2015-02-25T11:03:25.25">2/25/2015</text:date></text:span><text:span text:style-name="T1"><text:line-break/>Rose Garcia<text:tab/>Date<text:line-break/>Assistant Secretary FOR<text:line-break/>WyomingRegisteredAgent.com, Inc.</text:span></text:p>
      <text:p text:style-name="P12">Consent To Appointment</text:p>
      <text:p text:style-name="P11">by</text:p>
      <text:p text:style-name="P11">Registered Agent</text:p>
      <text:p text:style-name="P10"/>
      <text:p text:style-name="P9"/>
      <text:p text:style-name="P2"><text:span text:style-name="T1">I, WyomingRegisteredAgent.com, Inc., with a registered office located at 1621 Central Avenue, Cheyenne, Wyoming 82001, voluntarily consent to serve as the registered agent for </text:span><text:bookmark text:name="CompanyName3"/><text:span text:style-name="T3">[onshow.company_name] </text:span><text:span text:style-name="T1">on the date shown below.</text:span></text:p>
      <text:p text:style-name="P3">The registered agent certifies that he is in compliance with the requirements of W.S. 17-28-101 through W.S. 17-28-111.</text:p>
      <text:p text:style-name="P3">The registered agent certifies that he is a domestic corporation or not-for-profit domestic corporation whose business office is identical with the registered office.</text:p>
      <text:p text:style-name="P2"/>
      <text:p text:style-name="P2"><text:span text:style-name="T1">Executed this day </text:span><text:span text:style-name="T1"><text:date style:data-style-name="N76" text:date-value="2015-02-25T11:03:25.25">February 25, 2015</text:date></text:span><text:span text:style-name="T1">.</text:span></text:p>
      <text:p text:style-name="P2"/>
      <text:p text:style-name="P2"/>
      <text:p text:style-name="P13">___________________________________<text:line-break/>Rose Garcia<text:line-break/>Assistant Secretary FOR<text:line-break/>WyomingRegisteredAgent.com, I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ookman Old Style1" svg:font-family="'Bookman Old Style', serif"/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0.0701in double #000000" style:border-line-width="0.0008in 0.0346in 0.0346in" fo:padding="0.2598in" style:shadow="none" fo:background-color="transparent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 xlink:href="Pictures/2000000200000268000001A96331E28E.eps" xlink:type="simple" xlink:actuate="onLoad" style:position="center center" style:repeat="no-repeat"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35in" fo:margin-left="0in" fo:margin-right="0in" fo:margin-top="0.3098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.1319in" fo:margin-bottom="0.9654in" fo:margin-left="0.6598in" fo:margin-right="0.6598in" fo:border="0.0701in double #000000" style:border-line-width="0.0008in 0.0346in 0.0346in" fo:padding-top="0.3055in" fo:padding-bottom="0.222in" fo:padding-left="0.278in" fo:padding-right="0.278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Articles of Incorporation<text:tab/>Page <text:page-number text:select-page="current">3</text:page-number> of 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15T21:51:00.83</meta:creation-date>
    <meta:editing-cycles>23</meta:editing-cycles>
    <meta:editing-duration>PT1H31M39S</meta:editing-duration>
    <meta:generator>OpenOffice/4.0.1$Win32 OpenOffice.org_project/401m5$Build-9714</meta:generator>
    <meta:initial-creator>Keith Vogt</meta:initial-creator>
    <dc:date>2015-02-25T11:03:25.15</dc:date>
    <meta:document-statistic meta:table-count="0" meta:image-count="0" meta:object-count="0" meta:page-count="3" meta:paragraph-count="25" meta:word-count="249" meta:character-count="1792"/>
  </office:meta>
</office:document-meta>
</file>